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draw:text-style-name="P1" svg:width="30.438cm" svg:height="20.762cm" svg:x="16.585cm" svg:y="1.178cm">
            <draw:object draw:notify-on-update-of-ranges="Sheet1.A1:Sheet1.A1 Sheet1.A2:Sheet1.A66 Sheet1.B1:Sheet1.B1 Sheet1.B2:Sheet1.B66 Sheet1.A1:Sheet1.A1 Sheet1.A2:Sheet1.A66 Sheet1.C1:Sheet1.C1 Sheet1.C2:Sheet1.C66 Sheet1.A1:Sheet1.A1 Sheet1.A2:Sheet1.A66 Sheet1.D1:Sheet1.D1 Sheet1.D2:Sheet1.D66 Sheet1.A1:Sheet1.A1 Sheet1.A2:Sheet1.A66 Sheet1.E1:Sheet1.E1 Sheet1.E2:Sheet1.E66 Sheet1.A1:Sheet1.A1 Sheet1.A2:Sheet1.A66 Sheet1.F1:Sheet1.F1 Sheet1.F2:Sheet1.F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Jacobi</text:p>
          </table:table-cell>
          <table:table-cell table:style-name="ce1" office:value-type="string" calcext:value-type="string">
            <text:p>GaussSeidel</text:p>
          </table:table-cell>
          <table:table-cell table:style-name="ce1" office:value-type="string" calcext:value-type="string">
            <text:p>SymGS</text:p>
          </table:table-cell>
          <table:table-cell table:style-name="ce1" office:value-type="string" calcext:value-type="string">
            <text:p>MulticolorOrdering</text:p>
          </table:table-cell>
          <table:table-cell table:style-name="ce1" office:value-type="string" calcext:value-type="string">
            <text:p>BlockMulticolorOOrdering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641281" calcext:value-type="float">
            <text:p>64128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294" calcext:value-type="float">
            <text:p>460294</text:p>
          </table:table-cell>
          <table:table-cell office:value-type="float" office:value="375384" calcext:value-type="float">
            <text:p>375384</text:p>
          </table:table-cell>
          <table:table-cell office:value-type="float" office:value="254789" calcext:value-type="float">
            <text:p>254789</text:p>
          </table:table-cell>
          <table:table-cell office:value-type="float" office:value="311667" calcext:value-type="float">
            <text:p>311667</text:p>
          </table:table-cell>
          <table:table-cell office:value-type="float" office:value="271804" calcext:value-type="float">
            <text:p>27180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212" calcext:value-type="float">
            <text:p>365212</text:p>
          </table:table-cell>
          <table:table-cell office:value-type="float" office:value="254367" calcext:value-type="float">
            <text:p>254367</text:p>
          </table:table-cell>
          <table:table-cell office:value-type="float" office:value="127014" calcext:value-type="float">
            <text:p>127014</text:p>
          </table:table-cell>
          <table:table-cell office:value-type="float" office:value="194106" calcext:value-type="float">
            <text:p>194106</text:p>
          </table:table-cell>
          <table:table-cell office:value-type="float" office:value="148995" calcext:value-type="float">
            <text:p>14899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7539" calcext:value-type="float">
            <text:p>297539</text:p>
          </table:table-cell>
          <table:table-cell office:value-type="float" office:value="177790" calcext:value-type="float">
            <text:p>177790</text:p>
          </table:table-cell>
          <table:table-cell office:value-type="float" office:value="64478.7" calcext:value-type="float">
            <text:p>64478.7</text:p>
          </table:table-cell>
          <table:table-cell office:value-type="float" office:value="122810" calcext:value-type="float">
            <text:p>122810</text:p>
          </table:table-cell>
          <table:table-cell office:value-type="float" office:value="84291.3" calcext:value-type="float">
            <text:p>84291.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099" calcext:value-type="float">
            <text:p>245099</text:p>
          </table:table-cell>
          <table:table-cell office:value-type="float" office:value="125362" calcext:value-type="float">
            <text:p>125362</text:p>
          </table:table-cell>
          <table:table-cell office:value-type="float" office:value="32834.8" calcext:value-type="float">
            <text:p>32834.8</text:p>
          </table:table-cell>
          <table:table-cell office:value-type="float" office:value="77865.8" calcext:value-type="float">
            <text:p>77865.8</text:p>
          </table:table-cell>
          <table:table-cell office:value-type="float" office:value="48047.7" calcext:value-type="float">
            <text:p>48047.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858" calcext:value-type="float">
            <text:p>202858</text:p>
          </table:table-cell>
          <table:table-cell office:value-type="float" office:value="88555.7" calcext:value-type="float">
            <text:p>88555.7</text:p>
          </table:table-cell>
          <table:table-cell office:value-type="float" office:value="16733" calcext:value-type="float">
            <text:p>16733</text:p>
          </table:table-cell>
          <table:table-cell office:value-type="float" office:value="49385" calcext:value-type="float">
            <text:p>49385</text:p>
          </table:table-cell>
          <table:table-cell office:value-type="float" office:value="27451.1" calcext:value-type="float">
            <text:p>27451.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235" calcext:value-type="float">
            <text:p>168235</text:p>
          </table:table-cell>
          <table:table-cell office:value-type="float" office:value="62506.4" calcext:value-type="float">
            <text:p>62506.4</text:p>
          </table:table-cell>
          <table:table-cell office:value-type="float" office:value="8529.25" calcext:value-type="float">
            <text:p>8529.25</text:p>
          </table:table-cell>
          <table:table-cell office:value-type="float" office:value="31323.5" calcext:value-type="float">
            <text:p>31323.5</text:p>
          </table:table-cell>
          <table:table-cell office:value-type="float" office:value="15696.2" calcext:value-type="float">
            <text:p>15696.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42" calcext:value-type="float">
            <text:p>139642</text:p>
          </table:table-cell>
          <table:table-cell office:value-type="float" office:value="44032.8" calcext:value-type="float">
            <text:p>44032.8</text:p>
          </table:table-cell>
          <table:table-cell office:value-type="float" office:value="4347.92" calcext:value-type="float">
            <text:p>4347.92</text:p>
          </table:table-cell>
          <table:table-cell office:value-type="float" office:value="19867.9" calcext:value-type="float">
            <text:p>19867.9</text:p>
          </table:table-cell>
          <table:table-cell office:value-type="float" office:value="8977.48" calcext:value-type="float">
            <text:p>8977.4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951" calcext:value-type="float">
            <text:p>115951</text:p>
          </table:table-cell>
          <table:table-cell office:value-type="float" office:value="30938.8" calcext:value-type="float">
            <text:p>30938.8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12601.9" calcext:value-type="float">
            <text:p>12601.9</text:p>
          </table:table-cell>
          <table:table-cell office:value-type="float" office:value="5135.27" calcext:value-type="float">
            <text:p>5135.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294.8" calcext:value-type="float">
            <text:p>96294.8</text:p>
          </table:table-cell>
          <table:table-cell office:value-type="float" office:value="21679.2" calcext:value-type="float">
            <text:p>21679.2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7993.22" calcext:value-type="float">
            <text:p>7993.22</text:p>
          </table:table-cell>
          <table:table-cell office:value-type="float" office:value="2937.58" calcext:value-type="float">
            <text:p>2937.5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75.8" calcext:value-type="float">
            <text:p>79975.8</text:p>
          </table:table-cell>
          <table:table-cell office:value-type="float" office:value="15152.3" calcext:value-type="float">
            <text:p>15152.3</text:p>
          </table:table-cell>
          <table:table-cell office:value-type="float" office:value="576.014" calcext:value-type="float">
            <text:p>576.014</text:p>
          </table:table-cell>
          <table:table-cell office:value-type="float" office:value="5070" calcext:value-type="float">
            <text:p>5070</text:p>
          </table:table-cell>
          <table:table-cell office:value-type="float" office:value="1680.44" calcext:value-type="float">
            <text:p>1680.4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424.3" calcext:value-type="float">
            <text:p>66424.3</text:p>
          </table:table-cell>
          <table:table-cell office:value-type="float" office:value="10567.2" calcext:value-type="float">
            <text:p>10567.2</text:p>
          </table:table-cell>
          <table:table-cell office:value-type="float" office:value="293.642" calcext:value-type="float">
            <text:p>293.642</text:p>
          </table:table-cell>
          <table:table-cell office:value-type="float" office:value="3215.84" calcext:value-type="float">
            <text:p>3215.84</text:p>
          </table:table-cell>
          <table:table-cell office:value-type="float" office:value="961.301" calcext:value-type="float">
            <text:p>961.30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169.7" calcext:value-type="float">
            <text:p>55169.7</text:p>
          </table:table-cell>
          <table:table-cell office:value-type="float" office:value="7356.22" calcext:value-type="float">
            <text:p>7356.22</text:p>
          </table:table-cell>
          <table:table-cell office:value-type="float" office:value="149.693" calcext:value-type="float">
            <text:p>149.693</text:p>
          </table:table-cell>
          <table:table-cell office:value-type="float" office:value="2039.77" calcext:value-type="float">
            <text:p>2039.77</text:p>
          </table:table-cell>
          <table:table-cell office:value-type="float" office:value="549.916" calcext:value-type="float">
            <text:p>549.91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822.2" calcext:value-type="float">
            <text:p>45822.2</text:p>
          </table:table-cell>
          <table:table-cell office:value-type="float" office:value="5113.52" calcext:value-type="float">
            <text:p>5113.52</text:p>
          </table:table-cell>
          <table:table-cell office:value-type="float" office:value="76.3105" calcext:value-type="float">
            <text:p>76.3105</text:p>
          </table:table-cell>
          <table:table-cell office:value-type="float" office:value="1293.8" calcext:value-type="float">
            <text:p>1293.8</text:p>
          </table:table-cell>
          <table:table-cell office:value-type="float" office:value="314.581" calcext:value-type="float">
            <text:p>314.58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58.6" calcext:value-type="float">
            <text:p>38058.6</text:p>
          </table:table-cell>
          <table:table-cell office:value-type="float" office:value="3550.53" calcext:value-type="float">
            <text:p>3550.53</text:p>
          </table:table-cell>
          <table:table-cell office:value-type="float" office:value="38.9015" calcext:value-type="float">
            <text:p>38.9015</text:p>
          </table:table-cell>
          <table:table-cell office:value-type="float" office:value="820.642" calcext:value-type="float">
            <text:p>820.642</text:p>
          </table:table-cell>
          <table:table-cell office:value-type="float" office:value="179.957" calcext:value-type="float">
            <text:p>179.95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10.4" calcext:value-type="float">
            <text:p>31610.4</text:p>
          </table:table-cell>
          <table:table-cell office:value-type="float" office:value="2463.12" calcext:value-type="float">
            <text:p>2463.12</text:p>
          </table:table-cell>
          <table:table-cell office:value-type="float" office:value="19.8312" calcext:value-type="float">
            <text:p>19.8312</text:p>
          </table:table-cell>
          <table:table-cell office:value-type="float" office:value="520.524" calcext:value-type="float">
            <text:p>520.524</text:p>
          </table:table-cell>
          <table:table-cell office:value-type="float" office:value="102.945" calcext:value-type="float">
            <text:p>102.94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54.7" calcext:value-type="float">
            <text:p>26254.7</text:p>
          </table:table-cell>
          <table:table-cell office:value-type="float" office:value="1707.6" calcext:value-type="float">
            <text:p>1707.6</text:p>
          </table:table-cell>
          <table:table-cell office:value-type="float" office:value="10.1095" calcext:value-type="float">
            <text:p>10.1095</text:p>
          </table:table-cell>
          <table:table-cell office:value-type="float" office:value="330.162" calcext:value-type="float">
            <text:p>330.162</text:p>
          </table:table-cell>
          <table:table-cell office:value-type="float" office:value="58.8902" calcext:value-type="float">
            <text:p>58.890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06.5" calcext:value-type="float">
            <text:p>21806.5</text:p>
          </table:table-cell>
          <table:table-cell office:value-type="float" office:value="1183.22" calcext:value-type="float">
            <text:p>1183.22</text:p>
          </table:table-cell>
          <table:table-cell office:value-type="float" office:value="5.15361" calcext:value-type="float">
            <text:p>5.15361</text:p>
          </table:table-cell>
          <table:table-cell office:value-type="float" office:value="209.418" calcext:value-type="float">
            <text:p>209.418</text:p>
          </table:table-cell>
          <table:table-cell office:value-type="float" office:value="33.6883" calcext:value-type="float">
            <text:p>33.688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11.8" calcext:value-type="float">
            <text:p>18111.8</text:p>
          </table:table-cell>
          <table:table-cell office:value-type="float" office:value="819.548" calcext:value-type="float">
            <text:p>819.548</text:p>
          </table:table-cell>
          <table:table-cell office:value-type="float" office:value="2.6272" calcext:value-type="float">
            <text:p>2.6272</text:p>
          </table:table-cell>
          <table:table-cell office:value-type="float" office:value="132.831" calcext:value-type="float">
            <text:p>132.831</text:p>
          </table:table-cell>
          <table:table-cell office:value-type="float" office:value="19.2715" calcext:value-type="float">
            <text:p>19.271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43.2" calcext:value-type="float">
            <text:p>15043.2</text:p>
          </table:table-cell>
          <table:table-cell office:value-type="float" office:value="567.488" calcext:value-type="float">
            <text:p>567.488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84.2534" calcext:value-type="float">
            <text:p>84.2534</text:p>
          </table:table-cell>
          <table:table-cell office:value-type="float" office:value="11.0243" calcext:value-type="float">
            <text:p>11.024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.5" calcext:value-type="float">
            <text:p>12494.5</text:p>
          </table:table-cell>
          <table:table-cell office:value-type="float" office:value="392.865" calcext:value-type="float">
            <text:p>392.865</text:p>
          </table:table-cell>
          <table:table-cell office:value-type="float" office:value="0.682739" calcext:value-type="float">
            <text:p>0.682739</text:p>
          </table:table-cell>
          <table:table-cell office:value-type="float" office:value="53.4409" calcext:value-type="float">
            <text:p>53.4409</text:p>
          </table:table-cell>
          <table:table-cell office:value-type="float" office:value="6.30651" calcext:value-type="float">
            <text:p>6.306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77.6" calcext:value-type="float">
            <text:p>10377.6</text:p>
          </table:table-cell>
          <table:table-cell office:value-type="float" office:value="271.93" calcext:value-type="float">
            <text:p>271.93</text:p>
          </table:table-cell>
          <table:table-cell office:value-type="float" office:value="0.348045" calcext:value-type="float">
            <text:p>0.348045</text:p>
          </table:table-cell>
          <table:table-cell office:value-type="float" office:value="33.8969" calcext:value-type="float">
            <text:p>33.8969</text:p>
          </table:table-cell>
          <table:table-cell office:value-type="float" office:value="3.60766" calcext:value-type="float">
            <text:p>3.6076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.31" calcext:value-type="float">
            <text:p>8619.31</text:p>
          </table:table-cell>
          <table:table-cell office:value-type="float" office:value="188.199" calcext:value-type="float">
            <text:p>188.199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21.5004" calcext:value-type="float">
            <text:p>21.5004</text:p>
          </table:table-cell>
          <table:table-cell office:value-type="float" office:value="2.06377" calcext:value-type="float">
            <text:p>2.0637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58.96" calcext:value-type="float">
            <text:p>7158.96</text:p>
          </table:table-cell>
          <table:table-cell office:value-type="float" office:value="130.237" calcext:value-type="float">
            <text:p>130.237</text:p>
          </table:table-cell>
          <table:table-cell office:value-type="float" office:value="0.0904476" calcext:value-type="float">
            <text:p>0.0904476</text:p>
          </table:table-cell>
          <table:table-cell office:value-type="float" office:value="13.6375" calcext:value-type="float">
            <text:p>13.6375</text:p>
          </table:table-cell>
          <table:table-cell office:value-type="float" office:value="1.18059" calcext:value-type="float">
            <text:p>1.1805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46.03" calcext:value-type="float">
            <text:p>5946.03</text:p>
          </table:table-cell>
          <table:table-cell office:value-type="float" office:value="90.1205" calcext:value-type="float">
            <text:p>90.1205</text:p>
          </table:table-cell>
          <table:table-cell office:value-type="float" office:value="0.0461082" calcext:value-type="float">
            <text:p>0.0461082</text:p>
          </table:table-cell>
          <table:table-cell office:value-type="float" office:value="8.65009" calcext:value-type="float">
            <text:p>8.65009</text:p>
          </table:table-cell>
          <table:table-cell office:value-type="float" office:value="0.67536" calcext:value-type="float">
            <text:p>0.6753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38.61" calcext:value-type="float">
            <text:p>4938.61</text:p>
          </table:table-cell>
          <table:table-cell office:value-type="float" office:value="62.3574" calcext:value-type="float">
            <text:p>62.3574</text:p>
          </table:table-cell>
          <table:table-cell office:value-type="float" office:value="0.0235049" calcext:value-type="float">
            <text:p>0.0235049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386342" calcext:value-type="float">
            <text:p>0.38634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01.87" calcext:value-type="float">
            <text:p>4101.87</text:p>
          </table:table-cell>
          <table:table-cell office:value-type="float" office:value="43.1455" calcext:value-type="float">
            <text:p>43.1455</text:p>
          </table:table-cell>
          <table:table-cell office:value-type="float" office:value="0.0119823" calcext:value-type="float">
            <text:p>0.0119823</text:p>
          </table:table-cell>
          <table:table-cell office:value-type="float" office:value="3.48012" calcext:value-type="float">
            <text:p>3.48012</text:p>
          </table:table-cell>
          <table:table-cell office:value-type="float" office:value="0.221008" calcext:value-type="float">
            <text:p>0.221008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06.9" calcext:value-type="float">
            <text:p>3406.9</text:p>
          </table:table-cell>
          <table:table-cell office:value-type="float" office:value="29.8517" calcext:value-type="float">
            <text:p>29.8517</text:p>
          </table:table-cell>
          <table:table-cell office:value-type="float" office:value="0.0061083" calcext:value-type="float">
            <text:p>0.0061083</text:p>
          </table:table-cell>
          <table:table-cell office:value-type="float" office:value="2.2074" calcext:value-type="float">
            <text:p>2.2074</text:p>
          </table:table-cell>
          <table:table-cell office:value-type="float" office:value="0.126428" calcext:value-type="float">
            <text:p>0.12642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9.68" calcext:value-type="float">
            <text:p>2829.68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0.00311387" calcext:value-type="float">
            <text:p>0.00311387</text:p>
          </table:table-cell>
          <table:table-cell office:value-type="float" office:value="1.40013" calcext:value-type="float">
            <text:p>1.40013</text:p>
          </table:table-cell>
          <table:table-cell office:value-type="float" office:value="0.0723238" calcext:value-type="float">
            <text:p>0.0723238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0.25" calcext:value-type="float">
            <text:p>2350.25</text:p>
          </table:table-cell>
          <table:table-cell office:value-type="float" office:value="14.2893" calcext:value-type="float">
            <text:p>14.2893</text:p>
          </table:table-cell>
          <table:table-cell office:value-type="float" office:value="0.00158738" calcext:value-type="float">
            <text:p>0.00158738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0.0413731" calcext:value-type="float">
            <text:p>0.041373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2.06" calcext:value-type="float">
            <text:p>1952.06</text:p>
          </table:table-cell>
          <table:table-cell office:value-type="float" office:value="9.88602" calcext:value-type="float">
            <text:p>9.88602</text:p>
          </table:table-cell>
          <table:table-cell office:value-type="float" office:value="0.000809213" calcext:value-type="float">
            <text:p>0.000809213</text:p>
          </table:table-cell>
          <table:table-cell office:value-type="float" office:value="0.563301" calcext:value-type="float">
            <text:p>0.563301</text:p>
          </table:table-cell>
          <table:table-cell office:value-type="float" office:value="0.0236676" calcext:value-type="float">
            <text:p>0.0236676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1.32" calcext:value-type="float">
            <text:p>1621.32</text:p>
          </table:table-cell>
          <table:table-cell office:value-type="float" office:value="6.83957" calcext:value-type="float">
            <text:p>6.83957</text:p>
          </table:table-cell>
          <table:table-cell office:value-type="float" office:value="0.000412519" calcext:value-type="float">
            <text:p>0.000412519</text:p>
          </table:table-cell>
          <table:table-cell office:value-type="float" office:value="0.357295" calcext:value-type="float">
            <text:p>0.357295</text:p>
          </table:table-cell>
          <table:table-cell office:value-type="float" office:value="0.0135391" calcext:value-type="float">
            <text:p>0.013539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6.63" calcext:value-type="float">
            <text:p>1346.63</text:p>
          </table:table-cell>
          <table:table-cell office:value-type="float" office:value="4.73187" calcext:value-type="float">
            <text:p>4.73187</text:p>
          </table:table-cell>
          <table:table-cell office:value-type="float" office:value="0.000210293" calcext:value-type="float">
            <text:p>0.000210293</text:p>
          </table:table-cell>
          <table:table-cell office:value-type="float" office:value="0.226628" calcext:value-type="float">
            <text:p>0.226628</text:p>
          </table:table-cell>
          <table:table-cell office:value-type="float" office:value="0.0077451" calcext:value-type="float">
            <text:p>0.007745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8.47" calcext:value-type="float">
            <text:p>1118.47</text:p>
          </table:table-cell>
          <table:table-cell office:value-type="float" office:value="3.27366" calcext:value-type="float">
            <text:p>3.27366</text:p>
          </table:table-cell>
          <table:table-cell office:value-type="float" office:value="0.000107203" calcext:value-type="float">
            <text:p>0.000107203</text:p>
          </table:table-cell>
          <table:table-cell office:value-type="float" office:value="0.143748" calcext:value-type="float">
            <text:p>0.143748</text:p>
          </table:table-cell>
          <table:table-cell office:value-type="float" office:value="0.00443061" calcext:value-type="float">
            <text:p>0.0044306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8.971" calcext:value-type="float">
            <text:p>928.971</text:p>
          </table:table-cell>
          <table:table-cell office:value-type="float" office:value="2.26482" calcext:value-type="float">
            <text:p>2.26482</text:p>
          </table:table-cell>
          <table:table-cell table:style-name="ce2" office:value-type="float" office:value="0.0000546495" calcext:value-type="float">
            <text:p>5.46E-05</text:p>
          </table:table-cell>
          <table:table-cell office:value-type="float" office:value="0.0911774" calcext:value-type="float">
            <text:p>0.0911774</text:p>
          </table:table-cell>
          <table:table-cell office:value-type="float" office:value="0.00253455" calcext:value-type="float">
            <text:p>0.0025345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1.577" calcext:value-type="float">
            <text:p>771.577</text:p>
          </table:table-cell>
          <table:table-cell office:value-type="float" office:value="1.56687" calcext:value-type="float">
            <text:p>1.56687</text:p>
          </table:table-cell>
          <table:table-cell table:style-name="ce2" office:value-type="float" office:value="0.0000278591" calcext:value-type="float">
            <text:p>2.79E-05</text:p>
          </table:table-cell>
          <table:table-cell office:value-type="float" office:value="0.0578328" calcext:value-type="float">
            <text:p>0.0578328</text:p>
          </table:table-cell>
          <table:table-cell office:value-type="float" office:value="0.0014499" calcext:value-type="float">
            <text:p>0.001449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.851" calcext:value-type="float">
            <text:p>640.851</text:p>
          </table:table-cell>
          <table:table-cell office:value-type="float" office:value="1.084" calcext:value-type="float">
            <text:p>1.084</text:p>
          </table:table-cell>
          <table:table-cell table:style-name="ce2" office:value-type="float" office:value="0.0000142019" calcext:value-type="float">
            <text:p>1.42E-05</text:p>
          </table:table-cell>
          <table:table-cell office:value-type="float" office:value="0.0366826" calcext:value-type="float">
            <text:p>0.0366826</text:p>
          </table:table-cell>
          <table:table-cell office:value-type="float" office:value="0.000829418" calcext:value-type="float">
            <text:p>0.000829418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2.273" calcext:value-type="float">
            <text:p>532.273</text:p>
          </table:table-cell>
          <table:table-cell office:value-type="float" office:value="0.749941" calcext:value-type="float">
            <text:p>0.749941</text:p>
          </table:table-cell>
          <table:table-cell table:style-name="ce2" office:value-type="float" office:value="0.00000723983" calcext:value-type="float">
            <text:p>7.24E-06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00474471" calcext:value-type="float">
            <text:p>0.00047447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2.091" calcext:value-type="float">
            <text:p>442.091</text:p>
          </table:table-cell>
          <table:table-cell office:value-type="float" office:value="0.518828" calcext:value-type="float">
            <text:p>0.518828</text:p>
          </table:table-cell>
          <table:table-cell table:style-name="ce2" office:value-type="float" office:value="0.0000036907" calcext:value-type="float">
            <text:p>3.69E-06</text:p>
          </table:table-cell>
          <table:table-cell office:value-type="float" office:value="0.0147582" calcext:value-type="float">
            <text:p>0.0147582</text:p>
          </table:table-cell>
          <table:table-cell office:value-type="float" office:value="0.000271423" calcext:value-type="float">
            <text:p>0.00027142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.189" calcext:value-type="float">
            <text:p>367.189</text:p>
          </table:table-cell>
          <table:table-cell office:value-type="float" office:value="0.358938" calcext:value-type="float">
            <text:p>0.358938</text:p>
          </table:table-cell>
          <table:table-cell table:style-name="ce2" office:value-type="float" office:value="0.00000188144" calcext:value-type="float">
            <text:p>1.88E-06</text:p>
          </table:table-cell>
          <table:table-cell office:value-type="float" office:value="0.00936096" calcext:value-type="float">
            <text:p>0.00936096</text:p>
          </table:table-cell>
          <table:table-cell office:value-type="float" office:value="0.000155268" calcext:value-type="float">
            <text:p>0.00015526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.977" calcext:value-type="float">
            <text:p>304.977</text:p>
          </table:table-cell>
          <table:table-cell office:value-type="float" office:value="0.248322" calcext:value-type="float">
            <text:p>0.248322</text:p>
          </table:table-cell>
          <table:table-cell table:style-name="ce2" office:value-type="float" office:value="0.000000959115" calcext:value-type="float">
            <text:p>9.59E-07</text:p>
          </table:table-cell>
          <table:table-cell office:value-type="float" office:value="0.00593755" calcext:value-type="float">
            <text:p>0.00593755</text:p>
          </table:table-cell>
          <table:table-cell table:style-name="ce2" office:value-type="float" office:value="0.0000888218" calcext:value-type="float">
            <text:p>8.88E-05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3.305" calcext:value-type="float">
            <text:p>253.305</text:p>
          </table:table-cell>
          <table:table-cell office:value-type="float" office:value="0.171795" calcext:value-type="float">
            <text:p>0.171795</text:p>
          </table:table-cell>
          <table:table-cell table:style-name="ce2" office:value-type="float" office:value="0.000000488935" calcext:value-type="float">
            <text:p>4.89E-07</text:p>
          </table:table-cell>
          <table:table-cell office:value-type="float" office:value="0.00376612" calcext:value-type="float">
            <text:p>0.00376612</text:p>
          </table:table-cell>
          <table:table-cell table:style-name="ce2" office:value-type="float" office:value="0.0000508108" calcext:value-type="float">
            <text:p>5.08E-05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.388" calcext:value-type="float">
            <text:p>210.388</text:p>
          </table:table-cell>
          <table:table-cell office:value-type="float" office:value="0.118852" calcext:value-type="float">
            <text:p>0.118852</text:p>
          </table:table-cell>
          <table:table-cell table:style-name="ce2" office:value-type="float" office:value="0.000000249248" calcext:value-type="float">
            <text:p>2.49E-07</text:p>
          </table:table-cell>
          <table:table-cell office:value-type="float" office:value="0.0023888" calcext:value-type="float">
            <text:p>0.0023888</text:p>
          </table:table-cell>
          <table:table-cell table:style-name="ce2" office:value-type="float" office:value="0.0000290665" calcext:value-type="float">
            <text:p>2.91E-05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4.743" calcext:value-type="float">
            <text:p>174.743</text:p>
          </table:table-cell>
          <table:table-cell office:value-type="float" office:value="0.0822243" calcext:value-type="float">
            <text:p>0.0822243</text:p>
          </table:table-cell>
          <table:table-cell table:style-name="ce2" office:value-type="float" office:value="0.000000127061" calcext:value-type="float">
            <text:p>1.27E-07</text:p>
          </table:table-cell>
          <table:table-cell office:value-type="float" office:value="0.00151519" calcext:value-type="float">
            <text:p>0.00151519</text:p>
          </table:table-cell>
          <table:table-cell table:style-name="ce2" office:value-type="float" office:value="0.0000166276" calcext:value-type="float">
            <text:p>1.66E-05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.137" calcext:value-type="float">
            <text:p>145.137</text:p>
          </table:table-cell>
          <table:table-cell office:value-type="float" office:value="0.0568846" calcext:value-type="float">
            <text:p>0.0568846</text:p>
          </table:table-cell>
          <table:table-cell table:style-name="ce2" office:value-type="float" office:value="0.000000064773" calcext:value-type="float">
            <text:p>6.48E-08</text:p>
          </table:table-cell>
          <table:table-cell office:value-type="float" office:value="0.000961067" calcext:value-type="float">
            <text:p>0.000961067</text:p>
          </table:table-cell>
          <table:table-cell table:style-name="ce2" office:value-type="float" office:value="0.00000951186" calcext:value-type="float">
            <text:p>9.51E-06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.546" calcext:value-type="float">
            <text:p>120.546</text:p>
          </table:table-cell>
          <table:table-cell office:value-type="float" office:value="0.0393541" calcext:value-type="float">
            <text:p>0.0393541</text:p>
          </table:table-cell>
          <table:table-cell table:style-name="ce2" office:value-type="float" office:value="0.0000000330198" calcext:value-type="float">
            <text:p>3.30E-08</text:p>
          </table:table-cell>
          <table:table-cell office:value-type="float" office:value="0.000609594" calcext:value-type="float">
            <text:p>0.000609594</text:p>
          </table:table-cell>
          <table:table-cell table:style-name="ce2" office:value-type="float" office:value="0.00000544129" calcext:value-type="float">
            <text:p>5.44E-06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.122" calcext:value-type="float">
            <text:p>100.122</text:p>
          </table:table-cell>
          <table:table-cell office:value-type="float" office:value="0.027226" calcext:value-type="float">
            <text:p>0.027226</text:p>
          </table:table-cell>
          <table:table-cell table:style-name="ce2" office:value-type="float" office:value="0.0000000168328" calcext:value-type="float">
            <text:p>1.68E-08</text:p>
          </table:table-cell>
          <table:table-cell office:value-type="float" office:value="0.000386658" calcext:value-type="float">
            <text:p>0.000386658</text:p>
          </table:table-cell>
          <table:table-cell table:style-name="ce2" office:value-type="float" office:value="0.00000311271" calcext:value-type="float">
            <text:p>3.11E-0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.159" calcext:value-type="float">
            <text:p>83.159</text:p>
          </table:table-cell>
          <table:table-cell office:value-type="float" office:value="0.0188356" calcext:value-type="float">
            <text:p>0.0188356</text:p>
          </table:table-cell>
          <table:table-cell table:style-name="ce2" office:value-type="float" office:value="0.00000000858097" calcext:value-type="float">
            <text:p>8.58E-09</text:p>
          </table:table-cell>
          <table:table-cell office:value-type="float" office:value="0.000245253" calcext:value-type="float">
            <text:p>0.000245253</text:p>
          </table:table-cell>
          <table:table-cell table:style-name="ce2" office:value-type="float" office:value="0.00000178064" calcext:value-type="float">
            <text:p>1.78E-0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0695" calcext:value-type="float">
            <text:p>69.0695</text:p>
          </table:table-cell>
          <table:table-cell office:value-type="float" office:value="0.0130309" calcext:value-type="float">
            <text:p>0.0130309</text:p>
          </table:table-cell>
          <table:table-cell table:style-name="ce2" office:value-type="float" office:value="0.00000000437438" calcext:value-type="float">
            <text:p>4.37E-09</text:p>
          </table:table-cell>
          <table:table-cell office:value-type="float" office:value="0.000155561" calcext:value-type="float">
            <text:p>0.000155561</text:p>
          </table:table-cell>
          <table:table-cell table:style-name="ce2" office:value-type="float" office:value="0.00000101862" calcext:value-type="float">
            <text:p>1.02E-06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3672" calcext:value-type="float">
            <text:p>57.3672</text:p>
          </table:table-cell>
          <table:table-cell office:value-type="float" office:value="0.00901505" calcext:value-type="float">
            <text:p>0.00901505</text:p>
          </table:table-cell>
          <table:table-cell table:style-name="ce2" office:value-type="float" office:value="0.00000000222996" calcext:value-type="float">
            <text:p>2.23E-09</text:p>
          </table:table-cell>
          <table:table-cell table:style-name="ce2" office:value-type="float" office:value="0.0000986705" calcext:value-type="float">
            <text:p>9.87E-05</text:p>
          </table:table-cell>
          <table:table-cell table:style-name="ce2" office:value-type="float" office:value="0.000000582704" calcext:value-type="float">
            <text:p>5.83E-0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6476" calcext:value-type="float">
            <text:p>47.6476</text:p>
          </table:table-cell>
          <table:table-cell office:value-type="float" office:value="0.00623682" calcext:value-type="float">
            <text:p>0.00623682</text:p>
          </table:table-cell>
          <table:table-cell table:style-name="ce2" office:value-type="float" office:value="0.00000000113679" calcext:value-type="float">
            <text:p>1.14E-09</text:p>
          </table:table-cell>
          <table:table-cell table:style-name="ce2" office:value-type="float" office:value="0.0000625855" calcext:value-type="float">
            <text:p>6.26E-05</text:p>
          </table:table-cell>
          <table:table-cell table:style-name="ce2" office:value-type="float" office:value="0.000000333338" calcext:value-type="float">
            <text:p>3.33E-0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.5748" calcext:value-type="float">
            <text:p>39.5748</text:p>
          </table:table-cell>
          <table:table-cell office:value-type="float" office:value="0.00431477" calcext:value-type="float">
            <text:p>0.00431477</text:p>
          </table:table-cell>
          <table:table-cell table:style-name="ce2" office:value-type="float" office:value="0.000000000579508" calcext:value-type="float">
            <text:p>5.80E-10</text:p>
          </table:table-cell>
          <table:table-cell table:style-name="ce2" office:value-type="float" office:value="0.0000396973" calcext:value-type="float">
            <text:p>3.97E-05</text:p>
          </table:table-cell>
          <table:table-cell table:style-name="ce2" office:value-type="float" office:value="0.000000190687" calcext:value-type="float">
            <text:p>1.91E-07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.8698" calcext:value-type="float">
            <text:p>32.8698</text:p>
          </table:table-cell>
          <table:table-cell office:value-type="float" office:value="0.00298505" calcext:value-type="float">
            <text:p>0.00298505</text:p>
          </table:table-cell>
          <table:table-cell table:style-name="ce2" office:value-type="float" office:value="0.00000000029542" calcext:value-type="float">
            <text:p>2.95E-10</text:p>
          </table:table-cell>
          <table:table-cell table:style-name="ce2" office:value-type="float" office:value="0.0000251795" calcext:value-type="float">
            <text:p>2.52E-05</text:p>
          </table:table-cell>
          <table:table-cell table:style-name="ce2" office:value-type="float" office:value="0.000000109083" calcext:value-type="float">
            <text:p>1.09E-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0.00206513" calcext:value-type="float">
            <text:p>0.00206513</text:p>
          </table:table-cell>
          <table:table-cell table:style-name="ce2" office:value-type="float" office:value="0.000000000150599" calcext:value-type="float">
            <text:p>1.51E-10</text:p>
          </table:table-cell>
          <table:table-cell table:style-name="ce2" office:value-type="float" office:value="0.0000159711" calcext:value-type="float">
            <text:p>1.60E-05</text:p>
          </table:table-cell>
          <table:table-cell table:style-name="ce2" office:value-type="float" office:value="0.0000000624014" calcext:value-type="float">
            <text:p>6.24E-08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.6752" calcext:value-type="float">
            <text:p>22.6752</text:p>
          </table:table-cell>
          <table:table-cell office:value-type="float" office:value="0.0014287" calcext:value-type="float">
            <text:p>0.0014287</text:p>
          </table:table-cell>
          <table:table-cell table:style-name="ce2" office:value-type="float" office:value="0.0000000000767718" calcext:value-type="float">
            <text:p>7.68E-11</text:p>
          </table:table-cell>
          <table:table-cell table:style-name="ce2" office:value-type="float" office:value="0.0000101303" calcext:value-type="float">
            <text:p>1.01E-05</text:p>
          </table:table-cell>
          <table:table-cell table:style-name="ce2" office:value-type="float" office:value="0.0000000356969" calcext:value-type="float">
            <text:p>3.57E-08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8334" calcext:value-type="float">
            <text:p>18.8334</text:p>
          </table:table-cell>
          <table:table-cell office:value-type="float" office:value="0.000988407" calcext:value-type="float">
            <text:p>0.000988407</text:p>
          </table:table-cell>
          <table:table-cell table:style-name="ce2" office:value-type="float" office:value="0.0000000000391366" calcext:value-type="float">
            <text:p>3.91E-11</text:p>
          </table:table-cell>
          <table:table-cell table:style-name="ce2" office:value-type="float" office:value="0.0000064255" calcext:value-type="float">
            <text:p>6.43E-06</text:p>
          </table:table-cell>
          <table:table-cell table:style-name="ce2" office:value-type="float" office:value="0.0000000204205" calcext:value-type="float">
            <text:p>2.04E-08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6425" calcext:value-type="float">
            <text:p>15.6425</text:p>
          </table:table-cell>
          <table:table-cell office:value-type="float" office:value="0.000683802" calcext:value-type="float">
            <text:p>0.000683802</text:p>
          </table:table-cell>
          <table:table-cell table:style-name="ce2" office:value-type="float" office:value="0.0000000000199509" calcext:value-type="float">
            <text:p>2.00E-11</text:p>
          </table:table-cell>
          <table:table-cell table:style-name="ce2" office:value-type="float" office:value="0.00000407562" calcext:value-type="float">
            <text:p>4.08E-06</text:p>
          </table:table-cell>
          <table:table-cell table:style-name="ce2" office:value-type="float" office:value="0.0000000116816" calcext:value-type="float">
            <text:p>1.17E-08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922" calcext:value-type="float">
            <text:p>12.9922</text:p>
          </table:table-cell>
          <table:table-cell office:value-type="float" office:value="0.00047307" calcext:value-type="float">
            <text:p>0.00047307</text:p>
          </table:table-cell>
          <table:table-cell table:style-name="ce2" office:value-type="float" office:value="0.0000000000101705" calcext:value-type="float">
            <text:p>1.02E-11</text:p>
          </table:table-cell>
          <table:table-cell table:style-name="ce2" office:value-type="float" office:value="0.00000258512" calcext:value-type="float">
            <text:p>2.59E-06</text:p>
          </table:table-cell>
          <table:table-cell table:style-name="ce2" office:value-type="float" office:value="0.00000000668252" calcext:value-type="float">
            <text:p>6.68E-09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91" calcext:value-type="float">
            <text:p>10.791</text:p>
          </table:table-cell>
          <table:table-cell office:value-type="float" office:value="0.00032728" calcext:value-type="float">
            <text:p>0.00032728</text:p>
          </table:table-cell>
          <table:table-cell table:style-name="ce2" office:value-type="float" office:value="0.00000000000518472" calcext:value-type="float">
            <text:p>5.18E-12</text:p>
          </table:table-cell>
          <table:table-cell table:style-name="ce2" office:value-type="float" office:value="0.00000163971" calcext:value-type="float">
            <text:p>1.64E-06</text:p>
          </table:table-cell>
          <table:table-cell table:style-name="ce2" office:value-type="float" office:value="0.00000000382276" calcext:value-type="float">
            <text:p>3.82E-09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627" calcext:value-type="float">
            <text:p>8.9627</text:p>
          </table:table-cell>
          <table:table-cell office:value-type="float" office:value="0.00022642" calcext:value-type="float">
            <text:p>0.00022642</text:p>
          </table:table-cell>
          <table:table-cell table:style-name="ce2" office:value-type="float" office:value="0.00000000000264305" calcext:value-type="float">
            <text:p>2.64E-12</text:p>
          </table:table-cell>
          <table:table-cell table:style-name="ce2" office:value-type="float" office:value="0.00000104005" calcext:value-type="float">
            <text:p>1.04E-06</text:p>
          </table:table-cell>
          <table:table-cell table:style-name="ce2" office:value-type="float" office:value="0.00000000218682" calcext:value-type="float">
            <text:p>2.19E-09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4417" calcext:value-type="float">
            <text:p>7.44417</text:p>
          </table:table-cell>
          <table:table-cell office:value-type="float" office:value="0.000156642" calcext:value-type="float">
            <text:p>0.000156642</text:p>
          </table:table-cell>
          <table:table-cell table:style-name="ce2" office:value-type="float" office:value="0.00000000000134737" calcext:value-type="float">
            <text:p>1.35E-12</text:p>
          </table:table-cell>
          <table:table-cell table:style-name="ce2" office:value-type="float" office:value="0.000000659691" calcext:value-type="float">
            <text:p>6.60E-07</text:p>
          </table:table-cell>
          <table:table-cell table:style-name="ce2" office:value-type="float" office:value="0.00000000125098" calcext:value-type="float">
            <text:p>1.25E-09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18292" calcext:value-type="float">
            <text:p>6.18292</text:p>
          </table:table-cell>
          <table:table-cell office:value-type="float" office:value="0.000108369" calcext:value-type="float">
            <text:p>0.000108369</text:p>
          </table:table-cell>
          <table:table-cell table:style-name="ce2" office:value-type="float" office:value="0.000000000000686859" calcext:value-type="float">
            <text:p>6.87E-13</text:p>
          </table:table-cell>
          <table:table-cell table:style-name="ce2" office:value-type="float" office:value="0.000000418434" calcext:value-type="float">
            <text:p>4.18E-07</text:p>
          </table:table-cell>
          <table:table-cell table:style-name="ce2" office:value-type="float" office:value="0.000000000715626" calcext:value-type="float">
            <text:p>7.16E-10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13536" calcext:value-type="float">
            <text:p>5.13536</text:p>
          </table:table-cell>
          <table:table-cell table:style-name="ce2" office:value-type="float" office:value="0.0000749718" calcext:value-type="float">
            <text:p>7.50E-05</text:p>
          </table:table-cell>
          <table:table-cell table:style-name="ce2" office:value-type="float" office:value="0.000000000000350145" calcext:value-type="float">
            <text:p>3.50E-13</text:p>
          </table:table-cell>
          <table:table-cell table:style-name="ce2" office:value-type="float" office:value="0.000000265408" calcext:value-type="float">
            <text:p>2.65E-07</text:p>
          </table:table-cell>
          <table:table-cell table:style-name="ce2" office:value-type="float" office:value="0.000000000409376" calcext:value-type="float">
            <text:p>4.09E-10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6529" calcext:value-type="float">
            <text:p>4.26529</text:p>
          </table:table-cell>
          <table:table-cell table:style-name="ce2" office:value-type="float" office:value="0.0000518672" calcext:value-type="float">
            <text:p>5.19E-05</text:p>
          </table:table-cell>
          <table:table-cell table:style-name="ce2" office:value-type="float" office:value="0.000000000000178496" calcext:value-type="float">
            <text:p>1.78E-13</text:p>
          </table:table-cell>
          <table:table-cell table:style-name="ce2" office:value-type="float" office:value="0.000000168345" calcext:value-type="float">
            <text:p>1.68E-07</text:p>
          </table:table-cell>
          <table:table-cell table:style-name="ce2" office:value-type="float" office:value="0.000000000234185" calcext:value-type="float">
            <text:p>2.34E-1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4263" calcext:value-type="float">
            <text:p>3.54263</text:p>
          </table:table-cell>
          <table:table-cell table:style-name="ce2" office:value-type="float" office:value="0.0000358829" calcext:value-type="float">
            <text:p>3.59E-05</text:p>
          </table:table-cell>
          <table:table-cell table:style-name="ce2" office:value-type="float" office:value="0.0000000000000909935" calcext:value-type="float">
            <text:p>9.10E-14</text:p>
          </table:table-cell>
          <table:table-cell table:style-name="ce2" office:value-type="float" office:value="0.000000106779" calcext:value-type="float">
            <text:p>1.07E-07</text:p>
          </table:table-cell>
          <table:table-cell table:style-name="ce2" office:value-type="float" office:value="0.000000000133966" calcext:value-type="float">
            <text:p>1.34E-1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2:23:54.176000000</meta:creation-date>
    <dc:date>2016-06-04T22:35:01.867000000</dc:date>
    <meta:editing-duration>PT11M6S</meta:editing-duration>
    <meta:editing-cycles>3</meta:editing-cycles>
    <meta:generator>LibreOffice/4.3.7.2$Windows_x86 LibreOffice_project/8a35821d8636a03b8bf4e15b48f59794652c68ba</meta:generator>
    <meta:document-statistic meta:table-count="1" meta:cell-count="3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00000000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39cm" svg:height="20.763cm" xlink:href=".." xlink:type="simple" chart:class="chart:scatter" chart:style-name="ch1">
        <chart:legend svg:x="6.311cm" svg:y="12.533cm" style:legend-expansion="custom" chartooo:width="6.949cm" chartooo:height="3.385cm" style:legend-expansion-aspect-ratio="2.05288035450517" chart:style-name="ch2"/>
        <chart:plot-area chart:style-name="ch3" table:cell-range-address="Sheet1.A1:Sheet1.F66" chart:data-source-has-labels="row" svg:x="1.619cm" svg:y="0.415cm" svg:width="28.212cm" svg:height="18.952cm">
          <chartooo:coordinate-region svg:x="3.643cm" svg:y="0.614cm" svg:width="26.188cm" svg:height="18.106cm"/>
          <chart:axis chart:dimension="x" chart:name="primary-x" chart:style-name="ch4">
            <chart:title svg:x="15.086cm" svg:y="19.782cm" chart:style-name="ch5">
              <text:p>iteration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10.544cm" chart:style-name="ch8">
              <text:p>residual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10" chart:values-cell-range-address="Sheet1.C2:Sheet1.C66" chart:label-cell-address="Sheet1.C1:Sheet1.C1" chart:class="chart:scatter">
            <chart:data-point chart:repeated="65"/>
          </chart:series>
          <chart:series chart:style-name="ch11" chart:values-cell-range-address="Sheet1.D2:Sheet1.D66" chart:label-cell-address="Sheet1.D1:Sheet1.D1" chart:class="chart:scatter">
            <chart:data-point chart:repeated="65"/>
          </chart:series>
          <chart:series chart:style-name="ch12" chart:values-cell-range-address="Sheet1.E2:Sheet1.E66" chart:label-cell-address="Sheet1.E1:Sheet1.E1" chart:class="chart:scatter">
            <chart:data-point chart:repeated="65"/>
          </chart:series>
          <chart:series chart:style-name="ch13" chart:values-cell-range-address="Sheet1.F2:Sheet1.F66" chart:label-cell-address="Sheet1.F1:Sheet1.F1" chart:class="chart:scatter">
            <chart:data-point chart:repeated="6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SymGS</text:p>
                <draw:g>
                  <svg:desc>Sheet1.D1:Sheet1.D1</svg:desc>
                </draw:g>
              </table:table-cell>
              <table:table-cell office:value-type="string">
                <text:p>MulticolorOrdering</text:p>
                <draw:g>
                  <svg:desc>Sheet1.E1:Sheet1.E1</svg:desc>
                </draw:g>
              </table:table-cell>
              <table:table-cell office:value-type="string">
                <text:p>BlockMulticolorOOrderin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